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2" style:family="graphic" style:parent-style-name="standard">
      <style:graphic-properties draw:stroke="none" svg:stroke-color="#000000" draw:fill="none" draw:fill-color="#ffffff" fo:min-height="1.094cm"/>
    </style:style>
    <style:style style:name="gr3" style:family="graphic" style:parent-style-name="standard">
      <style:graphic-properties draw:stroke="none" svg:stroke-color="#000000" draw:fill="none" draw:fill-color="#ffffff" fo:min-height="0.66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1.01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4cm" fo:min-width="0cm"/>
    </style:style>
    <style:style style:name="gr9" style:family="graphic" style:parent-style-name="objectwithoutfill">
      <style:graphic-properties draw:stroke="dash" draw:stroke-dash="Fine_20_Dotted" draw:marker-start="Square_20_unfilled" draw:fill="none" draw:textarea-vertical-align="middle"/>
    </style:style>
    <style:style style:name="gr10" style:family="graphic" style:parent-style-name="objectwithoutfill">
      <style:graphic-properties draw:stroke="dash" draw:stroke-dash="Ultrafine_20_Dashed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11" style:family="graphic" style:parent-style-name="objectwithoutfill">
      <style:graphic-properties svg:stroke-width="0.152cm" draw:marker-start-width="0.427cm" draw:marker-end-width="0.427cm" draw:fill="none" fo:padding-top="0.2cm" fo:padding-bottom="0.2cm" fo:padding-left="0.325cm" fo:padding-right="0.325cm"/>
    </style:style>
    <style:style style:name="P1" style:family="paragraph">
      <style:text-properties fo:font-size="12pt" style:font-size-asian="18pt" style:font-size-complex="18pt"/>
    </style:style>
    <style:style style:name="P2" style:family="paragraph">
      <style:paragraph-properties fo:text-align="end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style:paragraph-properties fo:text-align="center"/>
      <style:text-properties style:text-position="sub 58%" fo:font-size="12pt" style:font-size-asian="18pt" style:font-size-complex="18pt"/>
    </style:style>
    <style:style style:name="P5" style:family="paragraph">
      <style:text-properties style:text-position="super 58%" fo:font-size="12pt" style:font-size-asian="18pt" style:font-size-complex="18pt"/>
    </style:style>
    <style:style style:name="P6" style:family="paragraph">
      <style:text-properties style:text-position="33% 58%" fo:font-size="12pt" style:font-size-asian="18pt" style:font-size-complex="18pt"/>
    </style:style>
    <style:style style:name="P7" style:family="paragraph">
      <style:paragraph-properties fo:text-align="center"/>
      <style:text-properties style:text-position="super 58%" fo:font-size="12pt" style:font-size-asian="18pt" style:font-size-complex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136cm" svg:height="1.27cm" svg:x="4.417cm" svg:y="3.705cm">
          <draw:text-box>
            <text:p text:style-name="P1">G1</text:p>
          </draw:text-box>
        </draw:frame>
        <draw:frame draw:style-name="gr2" draw:text-style-name="P1" draw:layer="layout" svg:width="1.05cm" svg:height="1.344cm" svg:x="10.188cm" svg:y="20.738cm">
          <draw:text-box>
            <text:p text:style-name="P1">35</text:p>
          </draw:text-box>
        </draw:frame>
        <draw:frame draw:style-name="gr2" draw:text-style-name="P1" draw:layer="layout" svg:width="0.995cm" svg:height="1.344cm" svg:x="9.265cm" svg:y="20.738cm">
          <draw:text-box>
            <text:p text:style-name="P1">30</text:p>
          </draw:text-box>
        </draw:frame>
        <draw:frame draw:style-name="gr3" draw:text-style-name="P1" draw:layer="layout" svg:width="1.062cm" svg:height="0.915cm" svg:x="7.4cm" svg:y="20.738cm">
          <draw:text-box>
            <text:p text:style-name="P1">20</text:p>
          </draw:text-box>
        </draw:frame>
        <draw:frame draw:style-name="gr3" draw:text-style-name="P1" draw:layer="layout" svg:width="1.115cm" svg:height="0.915cm" svg:x="11.112cm" svg:y="20.738cm">
          <draw:text-box>
            <text:p text:style-name="P1">40</text:p>
          </draw:text-box>
        </draw:frame>
        <draw:custom-shape draw:style-name="gr4" draw:text-style-name="P3" draw:layer="layout" svg:width="0.345cm" svg:height="1.126cm" svg:x="8.564cm" svg:y="11.379cm">
          <text:p text:style-name="P3">25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1" draw:layer="layout" svg:width="0.978cm" svg:height="1.344cm" svg:x="8.342cm" svg:y="20.728cm">
          <draw:text-box>
            <text:p text:style-name="P1">25</text:p>
          </draw:text-box>
        </draw:frame>
        <draw:frame draw:style-name="gr5" draw:text-style-name="P1" draw:layer="layout" svg:width="1.025cm" svg:height="1.269cm" svg:x="12.15cm" svg:y="20.738cm">
          <draw:text-box>
            <text:p text:style-name="P1">45</text:p>
          </draw:text-box>
        </draw:frame>
        <draw:frame draw:style-name="gr6" draw:text-style-name="P2" draw:layer="layout" svg:width="1.251cm" svg:height="1.345cm" svg:x="4.302cm" svg:y="16.668cm">
          <draw:text-box>
            <text:p text:style-name="P1">QM</text:p>
          </draw:text-box>
        </draw:frame>
        <draw:frame draw:style-name="gr7" draw:text-style-name="P2" draw:layer="layout" svg:width="1.037cm" svg:height="1.269cm" svg:x="4.516cm" svg:y="13.382cm">
          <draw:text-box>
            <text:p text:style-name="P1">P2</text:p>
          </draw:text-box>
        </draw:frame>
        <draw:frame draw:style-name="gr1" draw:text-style-name="P2" draw:layer="layout" svg:width="1.037cm" svg:height="1.27cm" svg:x="4.516cm" svg:y="12.348cm">
          <draw:text-box>
            <text:p text:style-name="P1">P1</text:p>
          </draw:text-box>
        </draw:frame>
        <draw:frame draw:style-name="gr1" draw:text-style-name="P2" draw:layer="layout" svg:width="1.136cm" svg:height="1.27cm" svg:x="4.417cm" svg:y="9.06cm">
          <draw:text-box>
            <text:p text:style-name="P1">Q2</text:p>
          </draw:text-box>
        </draw:frame>
        <draw:frame draw:style-name="gr7" draw:text-style-name="P2" draw:layer="layout" svg:width="1.136cm" svg:height="1.269cm" svg:x="4.417cm" svg:y="4.741cm">
          <draw:text-box>
            <text:p text:style-name="P1">G2</text:p>
          </draw:text-box>
        </draw:frame>
        <draw:frame draw:style-name="gr7" draw:text-style-name="P2" draw:layer="layout" svg:width="1.136cm" svg:height="1.269cm" svg:x="4.417cm" svg:y="8.027cm">
          <draw:text-box>
            <text:p text:style-name="P1">Q1</text:p>
          </draw:text-box>
        </draw:frame>
        <draw:frame draw:style-name="gr8" draw:text-style-name="P2" draw:layer="layout" svg:width="1.136cm" svg:height="1.344cm" svg:x="4.417cm" svg:y="18.829cm">
          <draw:text-box>
            <text:p text:style-name="P1">PM</text:p>
          </draw:text-box>
        </draw:frame>
        <draw:frame draw:style-name="gr3" draw:text-style-name="P1" draw:layer="layout" svg:width="1.061cm" svg:height="0.915cm" svg:x="6.446cm" svg:y="20.738cm">
          <draw:text-box>
            <text:p text:style-name="P1">15</text:p>
          </draw:text-box>
        </draw:frame>
        <draw:line draw:style-name="gr9" draw:text-style-name="P3" draw:layer="layout" svg:x1="15.504cm" svg:y1="20.124cm" svg:x2="15.504cm" svg:y2="2.651cm">
          <text:p/>
        </draw:line>
        <draw:frame draw:style-name="gr5" draw:text-style-name="P1" draw:layer="layout" svg:width="1.036cm" svg:height="1.269cm" svg:x="15.959cm" svg:y="20.738cm">
          <draw:text-box>
            <text:p text:style-name="P1">65</text:p>
          </draw:text-box>
        </draw:frame>
        <draw:frame draw:style-name="gr3" draw:text-style-name="P1" draw:layer="layout" svg:width="1.056cm" svg:height="0.915cm" svg:x="13.074cm" svg:y="20.738cm">
          <draw:text-box>
            <text:p text:style-name="P1">50</text:p>
          </draw:text-box>
        </draw:frame>
        <draw:frame draw:style-name="gr5" draw:text-style-name="P1" draw:layer="layout" svg:width="0.974cm" svg:height="1.269cm" svg:x="14.112cm" svg:y="20.738cm">
          <draw:text-box>
            <text:p text:style-name="P1">55</text:p>
          </draw:text-box>
        </draw:frame>
        <draw:frame draw:style-name="gr5" draw:text-style-name="P1" draw:layer="layout" svg:width="1.005cm" svg:height="1.269cm" svg:x="15.036cm" svg:y="20.738cm">
          <draw:text-box>
            <text:p text:style-name="P1">60</text:p>
          </draw:text-box>
        </draw:frame>
        <draw:line draw:style-name="gr10" draw:text-style-name="P3" draw:layer="layout" svg:x1="5.897cm" svg:y1="19.204cm" svg:x2="20.576cm" svg:y2="19.204cm">
          <text:p/>
        </draw:line>
        <draw:line draw:style-name="gr10" draw:text-style-name="P3" draw:layer="layout" svg:x1="5.897cm" svg:y1="17.03cm" svg:x2="20.576cm" svg:y2="17.03cm">
          <text:p/>
        </draw:line>
        <draw:line draw:style-name="gr10" draw:text-style-name="P3" draw:layer="layout" svg:x1="5.897cm" svg:y1="13.728cm" svg:x2="20.576cm" svg:y2="13.728cm">
          <text:p/>
        </draw:line>
        <draw:line draw:style-name="gr10" draw:text-style-name="P3" draw:layer="layout" svg:x1="5.897cm" svg:y1="12.68cm" svg:x2="20.576cm" svg:y2="12.68cm">
          <text:p/>
        </draw:line>
        <draw:line draw:style-name="gr10" draw:text-style-name="P3" draw:layer="layout" svg:x1="5.897cm" svg:y1="9.378cm" svg:x2="20.576cm" svg:y2="9.378cm">
          <text:p/>
        </draw:line>
        <draw:line draw:style-name="gr10" draw:text-style-name="P3" draw:layer="layout" svg:x1="5.897cm" svg:y1="8.329cm" svg:x2="20.576cm" svg:y2="8.329cm">
          <text:p/>
        </draw:line>
        <draw:line draw:style-name="gr10" draw:text-style-name="P3" draw:layer="layout" svg:x1="5.897cm" svg:y1="5.027cm" svg:x2="20.576cm" svg:y2="5.027cm">
          <text:p/>
        </draw:line>
        <draw:line draw:style-name="gr10" draw:text-style-name="P3" draw:layer="layout" svg:x1="5.897cm" svg:y1="3.979cm" svg:x2="20.576cm" svg:y2="3.979cm">
          <text:p/>
        </draw:line>
        <draw:line draw:style-name="gr9" draw:text-style-name="P3" draw:layer="layout" svg:x1="16.464cm" svg:y1="20.124cm" svg:x2="16.464cm" svg:y2="2.651cm">
          <text:p/>
        </draw:line>
        <draw:line draw:style-name="gr9" draw:text-style-name="P3" draw:layer="layout" svg:x1="14.544cm" svg:y1="20.124cm" svg:x2="14.544cm" svg:y2="2.651cm">
          <text:p/>
        </draw:line>
        <draw:line draw:style-name="gr9" draw:text-style-name="P3" draw:layer="layout" svg:x1="13.583cm" svg:y1="20.124cm" svg:x2="13.583cm" svg:y2="2.651cm">
          <text:p/>
        </draw:line>
        <draw:line draw:style-name="gr9" draw:text-style-name="P3" draw:layer="layout" svg:x1="12.622cm" svg:y1="20.124cm" svg:x2="12.622cm" svg:y2="2.651cm">
          <text:p/>
        </draw:line>
        <draw:line draw:style-name="gr9" draw:text-style-name="P3" draw:layer="layout" svg:x1="11.661cm" svg:y1="20.124cm" svg:x2="11.661cm" svg:y2="2.651cm">
          <text:p/>
        </draw:line>
        <draw:line draw:style-name="gr9" draw:text-style-name="P3" draw:layer="layout" svg:x1="10.701cm" svg:y1="20.124cm" svg:x2="10.701cm" svg:y2="2.651cm">
          <text:p/>
        </draw:line>
        <draw:line draw:style-name="gr9" draw:text-style-name="P3" draw:layer="layout" svg:x1="9.74cm" svg:y1="20.124cm" svg:x2="9.74cm" svg:y2="2.651cm">
          <text:p/>
        </draw:line>
        <draw:line draw:style-name="gr9" draw:text-style-name="P3" draw:layer="layout" svg:x1="8.78cm" svg:y1="20.124cm" svg:x2="8.78cm" svg:y2="2.651cm">
          <text:p/>
        </draw:line>
        <draw:line draw:style-name="gr9" draw:text-style-name="P3" draw:layer="layout" svg:x1="7.818cm" svg:y1="20.124cm" svg:x2="7.818cm" svg:y2="2.651cm">
          <text:p/>
        </draw:line>
        <draw:line draw:style-name="gr9" draw:text-style-name="P3" draw:layer="layout" svg:x1="6.858cm" svg:y1="20.124cm" svg:x2="6.858cm" svg:y2="2.651cm">
          <text:p/>
        </draw:line>
        <draw:line draw:style-name="gr9" draw:text-style-name="P3" draw:layer="layout" svg:x1="5.898cm" svg:y1="20.124cm" svg:x2="5.898cm" svg:y2="2.651cm">
          <text:p/>
        </draw:line>
        <draw:custom-shape draw:style-name="gr4" draw:text-style-name="P3" draw:layer="layout" svg:width="0.343cm" svg:height="1.125cm" svg:x="15.283cm" svg:y="2.854cm">
          <text:p text:style-name="P3">60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0.346cm" svg:height="1.124cm" svg:x="7.618cm" svg:y="2.834cm">
          <text:p text:style-name="P3">20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0.344cm" svg:height="1.124cm" svg:x="11.48cm" svg:y="2.834cm">
          <text:p text:style-name="P3">40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258cm" svg:height="0.307cm" svg:x="7.842cm" svg:y="9.458cm">
          <text:p text:style-name="P3"><text:span text:style-name="T1">2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7.79cm" svg:y1="12.546cm" svg:x2="8.736cm" svg:y2="12.546cm">
          <text:p text:style-name="P1"><text:span text:style-name="T2">20-25</text:span></text:p>
        </draw:line>
        <draw:line draw:style-name="gr11" draw:text-style-name="P6" draw:layer="layout" svg:x1="8.048cm" svg:y1="13.926cm" svg:x2="9.325cm" svg:y2="13.934cm">
          <text:p text:style-name="P1"><text:span text:style-name="T3">21 - 28</text:span></text:p>
        </draw:line>
        <draw:custom-shape draw:style-name="gr4" draw:text-style-name="P7" draw:layer="layout" svg:width="0.258cm" svg:height="0.306cm" svg:x="7.706cm" svg:y="8.05cm">
          <text:p text:style-name="P3"><text:span text:style-name="T2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258cm" svg:height="0.307cm" svg:x="8.651cm" svg:y="16.635cm">
          <text:p text:style-name="P3"><text:span text:style-name="T2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12.667cm" svg:y1="19.073cm" svg:x2="14.632cm" svg:y2="19.059cm">
          <text:p text:style-name="P1"><text:span text:style-name="T2">45 - 55</text:span></text:p>
        </draw:line>
        <draw:custom-shape draw:style-name="gr4" draw:text-style-name="P3" draw:layer="layout" svg:width="0.344cm" svg:height="1.124cm" svg:x="14.461cm" svg:y="17.855cm">
          <text:p text:style-name="P3">55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1" draw:text-style-name="P5" draw:layer="layout" svg:x1="9.418cm" svg:y1="17.364cm" svg:x2="10.695cm" svg:y2="17.372cm">
          <text:p text:style-name="P1"><text:span text:style-name="T2">28 - 35</text:span></text:p>
        </draw:line>
        <draw:line draw:style-name="gr11" draw:text-style-name="P5" draw:layer="layout" svg:x1="10.715cm" svg:y1="19.507cm" svg:x2="12.68cm" svg:y2="19.493cm">
          <text:p text:style-name="P1"><text:span text:style-name="T2">35-45</text:span></text:p>
        </draw:line>
        <draw:custom-shape draw:style-name="gr4" draw:text-style-name="P7" draw:layer="layout" svg:width="0.258cm" svg:height="0.306cm" svg:x="11.511cm" svg:y="8.01cm">
          <text:p text:style-name="P3"><text:span text:style-name="T2">4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7cm" svg:height="0.306cm" svg:x="11.827cm" svg:y="9.418cm">
          <text:p text:style-name="P3"><text:span text:style-name="T1">4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44cm" svg:height="1.123cm" svg:x="12.504cm" svg:y="11.41cm">
          <text:p text:style-name="P3">45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1" draw:text-style-name="P5" draw:layer="layout" svg:x1="11.73cm" svg:y1="12.546cm" svg:x2="12.676cm" svg:y2="12.546cm">
          <text:p text:style-name="P1"><text:span text:style-name="T2">40-45</text:span></text:p>
        </draw:line>
        <draw:line draw:style-name="gr11" draw:text-style-name="P5" draw:layer="layout" svg:x1="13.42cm" svg:y1="17.319cm" svg:x2="14.574cm" svg:y2="17.319cm">
          <text:p text:style-name="P1"><text:span text:style-name="T2">49-55</text:span></text:p>
        </draw:line>
        <draw:custom-shape draw:style-name="gr4" draw:text-style-name="P3" draw:layer="layout" svg:width="0.345cm" svg:height="0.919cm" svg:x="7.876cm" svg:y="5.102cm">
          <text:p text:style-name="P3">21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0.344cm" svg:height="0.919cm" svg:x="11.954cm" svg:y="5.102cm">
          <text:p text:style-name="P3">42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0.343cm" svg:height="0.919cm" svg:x="15.934cm" svg:y="5.102cm">
          <text:p text:style-name="P3">63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258cm" svg:height="0.307cm" svg:x="15.968cm" svg:y="9.377cm">
          <text:p text:style-name="P3"><text:span text:style-name="T1">6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44cm" svg:height="0.92cm" svg:x="9.148cm" svg:y="14.007cm">
          <text:p text:style-name="P3">28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0.345cm" svg:height="0.919cm" svg:x="12.521cm" svg:y="19.527cm">
          <text:p text:style-name="P3">45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7" draw:layer="layout" svg:width="0.258cm" svg:height="0.306cm" svg:x="15.382cm" svg:y="7.97cm">
          <text:p text:style-name="P3"><text:span text:style-name="T2">6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2.169cm" svg:y1="13.926cm" svg:x2="13.446cm" svg:y2="13.934cm">
          <text:p text:style-name="P1"><text:span text:style-name="T3">42 - 49</text:span></text:p>
        </draw:line>
        <draw:custom-shape draw:style-name="gr4" draw:text-style-name="P3" draw:layer="layout" svg:width="0.344cm" svg:height="0.92cm" svg:x="13.269cm" svg:y="14.007cm">
          <text:p text:style-name="P3">49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0.344cm" svg:height="1.123cm" svg:x="16.285cm" svg:y="11.362cm">
          <text:p text:style-name="P3">65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1" draw:text-style-name="P5" draw:layer="layout" svg:x1="15.511cm" svg:y1="12.546cm" svg:x2="16.457cm" svg:y2="12.546cm">
          <text:p text:style-name="P1"><text:span text:style-name="T2">60-65</text:span></text:p>
        </draw:line>
        <draw:line draw:style-name="gr11" draw:text-style-name="P6" draw:layer="layout" svg:x1="16.152cm" svg:y1="13.926cm" svg:x2="17.429cm" svg:y2="13.934cm">
          <text:p text:style-name="P1"><text:span text:style-name="T3">63 - 70</text:span></text:p>
        </draw:line>
        <draw:custom-shape draw:style-name="gr4" draw:text-style-name="P3" draw:layer="layout" svg:width="0.345cm" svg:height="0.92cm" svg:x="17.251cm" svg:y="14.007cm">
          <text:p text:style-name="P3">70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1" draw:layer="layout" svg:width="1.061cm" svg:height="0.915cm" svg:x="5.498cm" svg:y="20.739cm">
          <draw:text-box>
            <text:p text:style-name="P1">10</text:p>
          </draw:text-box>
        </draw:frame>
        <draw:frame draw:style-name="gr3" draw:text-style-name="P1" draw:layer="layout" svg:width="1.061cm" svg:height="0.915cm" svg:x="4.415cm" svg:y="20.74cm">
          <draw:text-box>
            <text:p text:style-name="P1"><text:s/>0</text:p>
          </draw:text-box>
        </draw:frame>
        <draw:line draw:style-name="gr9" draw:text-style-name="P3" draw:layer="layout" svg:x1="17.413cm" svg:y1="20.125cm" svg:x2="17.413cm" svg:y2="2.652cm">
          <text:p/>
        </draw:line>
        <draw:line draw:style-name="gr9" draw:text-style-name="P3" draw:layer="layout" svg:x1="18.374cm" svg:y1="20.125cm" svg:x2="18.374cm" svg:y2="2.652cm">
          <text:p/>
        </draw:line>
        <draw:line draw:style-name="gr9" draw:text-style-name="P3" draw:layer="layout" svg:x1="19.322cm" svg:y1="20.125cm" svg:x2="19.322cm" svg:y2="2.652cm">
          <text:p/>
        </draw:line>
        <draw:line draw:style-name="gr9" draw:text-style-name="P3" draw:layer="layout" svg:x1="20.282cm" svg:y1="20.125cm" svg:x2="20.282cm" svg:y2="2.652cm">
          <text:p/>
        </draw:line>
        <draw:frame draw:style-name="gr5" draw:text-style-name="P1" draw:layer="layout" svg:width="1.036cm" svg:height="1.269cm" svg:x="16.959cm" svg:y="20.738cm">
          <draw:text-box>
            <text:p text:style-name="P1">70</text:p>
          </draw:text-box>
        </draw:frame>
        <draw:frame draw:style-name="gr5" draw:text-style-name="P1" draw:layer="layout" svg:width="1.036cm" svg:height="1.269cm" svg:x="17.868cm" svg:y="20.738cm">
          <draw:text-box>
            <text:p text:style-name="P1">75</text:p>
          </draw:text-box>
        </draw:frame>
        <draw:frame draw:style-name="gr5" draw:text-style-name="P1" draw:layer="layout" svg:width="1.036cm" svg:height="1.269cm" svg:x="18.776cm" svg:y="20.738cm">
          <draw:text-box>
            <text:p text:style-name="P1">80</text:p>
          </draw:text-box>
        </draw:frame>
        <draw:frame draw:style-name="gr5" draw:text-style-name="P1" draw:layer="layout" svg:width="1.036cm" svg:height="1.269cm" svg:x="19.776cm" svg:y="20.738cm">
          <draw:text-box>
            <text:p text:style-name="P1">85</text:p>
          </draw:text-box>
        </draw:frame>
        <draw:custom-shape draw:style-name="gr4" draw:text-style-name="P7" draw:layer="layout" svg:width="0.258cm" svg:height="0.307cm" svg:x="12.468cm" svg:y="16.62cm">
          <text:p text:style-name="P3"><text:span text:style-name="T2">4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8.761cm" svg:y1="19.061cm" svg:x2="10.726cm" svg:y2="19.047cm">
          <text:p text:style-name="P1"><text:span text:style-name="T2">25 - 35</text:span></text:p>
        </draw:line>
        <draw:custom-shape draw:style-name="gr4" draw:text-style-name="P3" draw:layer="layout" svg:width="0.343cm" svg:height="1.124cm" svg:x="10.552cm" svg:y="17.855cm">
          <text:p text:style-name="P3">35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1" draw:text-style-name="P5" draw:layer="layout" svg:x1="14.532cm" svg:y1="19.495cm" svg:x2="16.497cm" svg:y2="19.481cm">
          <text:p text:style-name="P1"><text:span text:style-name="T2">55-65</text:span></text:p>
        </draw:line>
        <draw:custom-shape draw:style-name="gr4" draw:text-style-name="P3" draw:layer="layout" svg:width="0.345cm" svg:height="0.919cm" svg:x="16.333cm" svg:y="19.528cm">
          <text:p text:style-name="P3">65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1" draw:text-style-name="P5" draw:layer="layout" svg:x1="18.349cm" svg:y1="19.402cm" svg:x2="20.314cm" svg:y2="19.388cm">
          <text:p text:style-name="P1"><text:span text:style-name="T2">75-85</text:span></text:p>
        </draw:line>
        <draw:line draw:style-name="gr11" draw:text-style-name="P5" draw:layer="layout" svg:x1="16.441cm" svg:y1="19.078cm" svg:x2="18.406cm" svg:y2="19.064cm">
          <text:p text:style-name="P1"><text:span text:style-name="T2">65-75</text:span></text:p>
        </draw:line>
        <draw:custom-shape draw:style-name="gr4" draw:text-style-name="P3" draw:layer="layout" svg:width="0.345cm" svg:height="0.919cm" svg:x="20.06cm" svg:y="19.529cm">
          <text:p text:style-name="P3">85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0.343cm" svg:height="1.124cm" svg:x="18.187cm" svg:y="17.855cm">
          <text:p text:style-name="P3">75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7" draw:layer="layout" svg:width="0.259cm" svg:height="0.308cm" svg:x="16.373cm" svg:y="16.607cm">
          <text:p text:style-name="P3"><text:span text:style-name="T2">6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17.419cm" svg:y1="17.304cm" svg:x2="18.573cm" svg:y2="17.304cm">
          <text:p text:style-name="P1"><text:span text:style-name="T2">70-75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quare_20_unfilled" draw:display-name="Square unfilled" svg:viewBox="0 0 300 300" svg:d="M0 0h300v300h-300zM20 20h260v260h-260z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7" draw:fill-hatch-name="Hatching_20_1" draw:fill-image-name="Bitmape_20_1" draw:fill-image-width="0cm" draw:fill-image-height="0cm" draw:textarea-vertical-align="bottom" draw:shadow-offset-x="0.203cm" draw:shadow-offset-y="0.203cm"/>
      <style:paragraph-properties fo:text-align="center">
        <style:tab-stops/>
      </style:paragraph-properties>
      <style:text-properties fo:font-size="14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